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0.9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3"/>
    <style:style style:name="gr1" style:family="graphic">
      <style:graphic-properties draw:ole-draw-aspect="1"/>
    </style:style>
  </office:automatic-styles>
  <office:body>
    <office:spreadsheet>
      <table:table table:name="C++" table:style-name="ta1">
        <table:shapes>
          <draw:frame draw:z-index="0" draw:style-name="gr1" svg:width="12.2449in" svg:height="3.9429in" svg:x="0.5224in" svg:y="2.928in">
            <draw:object draw:notify-on-update-of-ranges="'C++'.B8:'C++'.B11 'C++'.D7:'C++'.D7 'C++'.D8:'C++'.D11 'C++'.E7:'C++'.E7 'C++'.E8:'C++'.E11 'C++'.F7:'C++'.F7 'C++'.F8:'C++'.F11 'C++'.G7:'C++'.G7 'C++'.G8:'C++'.G11 'C++'.H7:'C++'.H7 'C++'.H8:'C++'.H11 'C++'.I7:'C++'.I7 'C++'.I8:'C++'.I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number-columns-repeated="1015" table:default-cell-style-name="Default"/>
        <table:table-row table:style-name="ro1">
          <table:table-cell office:value-type="string">
            <text:p>Charles Blum</text:p>
          </table:table-cell>
          <table:table-cell table:style-name="ce5"/>
          <table:table-cell table:number-columns-repeated="3"/>
          <table:table-cell office:value-type="string">
            <text:p>*NOTE: Each Language has its own sheet</text:p>
          </table:table-cell>
          <table:table-cell table:number-columns-repeated="1018"/>
        </table:table-row>
        <table:table-row table:style-name="ro1">
          <table:table-cell office:value-type="string">
            <text:p>CS 214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4-04-29">
            <text:p>04/29/14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>
            <text:p>Input File</text:p>
          </table:table-cell>
          <table:table-cell table:style-name="ce2" office:value-type="string">
            <text:p>Array Size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C++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>
            <text:p>1000numbers.txt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523028">
            <text:p>523028</text:p>
          </table:table-cell>
          <table:table-cell table:style-name="ce3" office:value-type="float" office:value="0.000012029">
            <text:p>0.000012029</text:p>
          </table:table-cell>
          <table:table-cell table:style-name="ce3" office:value-type="float" office:value="0.000026309">
            <text:p>0.000026309</text:p>
          </table:table-cell>
          <table:table-cell table:style-name="ce3" office:value-type="float" office:value="0.00010165">
            <text:p>0.00010165</text:p>
          </table:table-cell>
          <table:table-cell table:style-name="ce3" office:value-type="float" office:value="0.000125598">
            <text:p>0.000125598</text:p>
          </table:table-cell>
          <table:table-cell table:style-name="ce3" office:value-type="float" office:value="0.000198132">
            <text:p>0.000198132</text:p>
          </table:table-cell>
          <table:table-cell table:style-name="ce3" office:value-type="float" office:value="0.000271634">
            <text:p>0.000271634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10000numbers.txt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5066337">
            <text:p>5066337</text:p>
          </table:table-cell>
          <table:table-cell table:style-name="ce3" office:value-type="float" office:value="0.000117107">
            <text:p>0.000117107</text:p>
          </table:table-cell>
          <table:table-cell table:style-name="ce3" office:value-type="float" office:value="0.000094038">
            <text:p>0.000094038</text:p>
          </table:table-cell>
          <table:table-cell table:style-name="ce3" office:value-type="float" office:value="0.000135241">
            <text:p>0.000135241</text:p>
          </table:table-cell>
          <table:table-cell table:style-name="ce3" office:value-type="float" office:value="0.000150368">
            <text:p>0.000150368</text:p>
          </table:table-cell>
          <table:table-cell table:style-name="ce3" office:value-type="float" office:value="0.000224821">
            <text:p>0.000224821</text:p>
          </table:table-cell>
          <table:table-cell table:style-name="ce3" office:value-type="float" office:value="0.000282232">
            <text:p>0.000282232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100000numbers.txt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50074388">
            <text:p>50074388</text:p>
          </table:table-cell>
          <table:table-cell table:style-name="ce3" office:value-type="float" office:value="0.001171144">
            <text:p>0.001171144</text:p>
          </table:table-cell>
          <table:table-cell table:style-name="ce3" office:value-type="float" office:value="0.000347749">
            <text:p>0.000347749</text:p>
          </table:table-cell>
          <table:table-cell table:style-name="ce8" office:value-type="float" office:value="0.00021467">
            <text:p>0.000214670</text:p>
          </table:table-cell>
          <table:table-cell table:style-name="ce3" office:value-type="float" office:value="0.000318852">
            <text:p>0.000318852</text:p>
          </table:table-cell>
          <table:table-cell table:style-name="ce3" office:value-type="float" office:value="0.000346995">
            <text:p>0.000346995</text:p>
          </table:table-cell>
          <table:table-cell table:style-name="ce3" office:value-type="float" office:value="0.000520366">
            <text:p>0.000520366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1000000numbers.txt</text:p>
          </table:table-cell>
          <table:table-cell table:style-name="ce3" office:value-type="float" office:value="1000000">
            <text:p>1000000</text:p>
          </table:table-cell>
          <table:table-cell table:style-name="ce3" office:value-type="float" office:value="500869305">
            <text:p>500869305</text:p>
          </table:table-cell>
          <table:table-cell table:style-name="ce3" office:value-type="float" office:value="0.004855118">
            <text:p>0.004855118</text:p>
          </table:table-cell>
          <table:table-cell table:style-name="ce3" office:value-type="float" office:value="0.003082026">
            <text:p>0.003082026</text:p>
          </table:table-cell>
          <table:table-cell table:style-name="ce3" office:value-type="float" office:value="0.001614585">
            <text:p>0.001614585</text:p>
          </table:table-cell>
          <table:table-cell table:style-name="ce8" office:value-type="float" office:value="0.00090442">
            <text:p>0.000904420</text:p>
          </table:table-cell>
          <table:table-cell table:style-name="ce3" office:value-type="float" office:value="0.000854832">
            <text:p>0.000854832</text:p>
          </table:table-cell>
          <table:table-cell table:style-name="ce3" office:value-type="float" office:value="0.002489758">
            <text:p>0.002489758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4" office:value-type="string">
            <text:p>C++ 1.</text:p>
          </table:table-cell>
          <table:table-cell table:style-name="ce5" office:value-type="string" table:number-columns-spanned="8" table:number-rows-spanned="1">
            <text:p>It is faster but only after a certain threshold, this case it seems to be around 10,000.</text:p>
          </table:table-cell>
          <table:covered-table-cell table:number-columns-repeated="3" table:style-name="ce6"/>
          <table:covered-table-cell table:number-columns-repeated="4" table:style-name="ce9"/>
          <table:table-cell table:number-columns-repeated="1015"/>
        </table:table-row>
        <table:table-row table:style-name="ro4">
          <table:table-cell table:style-name="ce4" office:value-type="string">
            <text:p>C++ 2.</text:p>
          </table:table-cell>
          <table:table-cell table:style-name="ce5" office:value-type="string" table:number-columns-spanned="8" table:number-rows-spanned="1">
            <text:p>As the array size gets large, the the times reduce as threads are added but only to the limit of the CPUs available (in the Ulab, 8).</text:p>
          </table:table-cell>
          <table:covered-table-cell table:number-columns-repeated="7" table:style-name="ce7"/>
          <table:table-cell table:number-columns-repeated="1015"/>
        </table:table-row>
        <table:table-row table:style-name="ro3">
          <table:table-cell table:style-name="ce4" office:value-type="string">
            <text:p>C++ 3.</text:p>
          </table:table-cell>
          <table:table-cell table:style-name="ce5" office:value-type="string" table:number-columns-spanned="8" table:number-rows-spanned="1">
            <text:p>The circumstances where increases threads decreases the time is the limit of the cores of the CPU(s).</text:p>
          </table:table-cell>
          <table:covered-table-cell table:number-columns-repeated="7" table:style-name="ce7"/>
          <table:table-cell table:number-columns-repeated="1015"/>
        </table:table-row>
      </table:table>
      <table:table table:name="Ada" table:style-name="ta1">
        <table:shapes>
          <draw:frame draw:z-index="0" draw:style-name="gr1" svg:width="12.1343in" svg:height="3.9429in" svg:x="0.2276in" svg:y="2.6465in">
            <draw:object draw:notify-on-update-of-ranges="Ada.B4:Ada.B7 Ada.D3:Ada.D3 Ada.D4:Ada.D7 Ada.E3:Ada.E3 Ada.E4:Ada.E7 Ada.F3:Ada.F3 Ada.F4:Ada.F7 Ada.G3:Ada.G3 Ada.G4:Ada.G7 Ada.H3:Ada.H3 Ada.H4:Ada.H7 Ada.I3:Ada.I3 Ada.I4:Ada.I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6" table:number-columns-repeated="6" table:default-cell-style-name="ce10"/>
        <table:table-row table:style-name="ro2" table:number-rows-repeated="2">
          <table:table-cell table:style-name="Default" table:number-columns-repeated="9"/>
        </table:table-row>
        <table:table-row table:style-name="ro1">
          <table:table-cell table:style-name="ce2" office:value-type="string">
            <text:p>Input File</text:p>
          </table:table-cell>
          <table:table-cell table:style-name="ce2" office:value-type="string">
            <text:p>Array Size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Ad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office:value-type="string">
            <text:p>1000numbers.txt</text:p>
          </table:table-cell>
          <table:table-cell office:value-type="float" office:value="1000">
            <text:p>1000</text:p>
          </table:table-cell>
          <table:table-cell office:value-type="float" office:value="523028">
            <text:p>523028</text:p>
          </table:table-cell>
          <table:table-cell office:value-type="float" office:value="0.000007">
            <text:p>0.000007</text:p>
          </table:table-cell>
          <table:table-cell office:value-type="float" office:value="0.000021">
            <text:p>0.000021</text:p>
          </table:table-cell>
          <table:table-cell office:value-type="float" office:value="0.000378">
            <text:p>0.000378</text:p>
          </table:table-cell>
          <table:table-cell office:value-type="float" office:value="0.000699">
            <text:p>0.000699</text:p>
          </table:table-cell>
          <table:table-cell office:value-type="float" office:value="0.00138">
            <text:p>0.001380</text:p>
          </table:table-cell>
          <table:table-cell office:value-type="float" office:value="0.001589">
            <text:p>0.001589</text:p>
          </table:table-cell>
        </table:table-row>
        <table:table-row table:style-name="ro1">
          <table:table-cell office:value-type="string">
            <text:p>10000numbers.txt</text:p>
          </table:table-cell>
          <table:table-cell office:value-type="float" office:value="10000">
            <text:p>10000</text:p>
          </table:table-cell>
          <table:table-cell office:value-type="float" office:value="5066337">
            <text:p>5066337</text:p>
          </table:table-cell>
          <table:table-cell office:value-type="float" office:value="0.000064">
            <text:p>0.000064</text:p>
          </table:table-cell>
          <table:table-cell office:value-type="float" office:value="0.000075">
            <text:p>0.000075</text:p>
          </table:table-cell>
          <table:table-cell office:value-type="float" office:value="0.000412">
            <text:p>0.000412</text:p>
          </table:table-cell>
          <table:table-cell office:value-type="float" office:value="0.000782">
            <text:p>0.000782</text:p>
          </table:table-cell>
          <table:table-cell office:value-type="float" office:value="0.001508">
            <text:p>0.001508</text:p>
          </table:table-cell>
          <table:table-cell office:value-type="float" office:value="0.001637">
            <text:p>0.001637</text:p>
          </table:table-cell>
        </table:table-row>
        <table:table-row table:style-name="ro1">
          <table:table-cell office:value-type="string">
            <text:p>100000numbers.txt</text:p>
          </table:table-cell>
          <table:table-cell office:value-type="float" office:value="100000">
            <text:p>100000</text:p>
          </table:table-cell>
          <table:table-cell office:value-type="float" office:value="50074388">
            <text:p>50074388</text:p>
          </table:table-cell>
          <table:table-cell office:value-type="float" office:value="0.000305">
            <text:p>0.000305</text:p>
          </table:table-cell>
          <table:table-cell office:value-type="float" office:value="0.000252">
            <text:p>0.000252</text:p>
          </table:table-cell>
          <table:table-cell office:value-type="float" office:value="0.000456">
            <text:p>0.000456</text:p>
          </table:table-cell>
          <table:table-cell office:value-type="float" office:value="0.000586">
            <text:p>0.000586</text:p>
          </table:table-cell>
          <table:table-cell office:value-type="float" office:value="0.000873">
            <text:p>0.000873</text:p>
          </table:table-cell>
          <table:table-cell office:value-type="float" office:value="0.000893">
            <text:p>0.000893</text:p>
          </table:table-cell>
        </table:table-row>
        <table:table-row table:style-name="ro1">
          <table:table-cell office:value-type="string">
            <text:p>1000000numbers.txt</text:p>
          </table:table-cell>
          <table:table-cell office:value-type="float" office:value="1000000">
            <text:p>1000000</text:p>
          </table:table-cell>
          <table:table-cell office:value-type="float" office:value="500869305">
            <text:p>500869305</text:p>
          </table:table-cell>
          <table:table-cell office:value-type="float" office:value="0.002669">
            <text:p>0.002669</text:p>
          </table:table-cell>
          <table:table-cell office:value-type="float" office:value="0.002494">
            <text:p>0.002494</text:p>
          </table:table-cell>
          <table:table-cell office:value-type="float" office:value="0.001651">
            <text:p>0.001651</text:p>
          </table:table-cell>
          <table:table-cell office:value-type="float" office:value="0.001517">
            <text:p>0.001517</text:p>
          </table:table-cell>
          <table:table-cell office:value-type="float" office:value="0.001918">
            <text:p>0.001918</text:p>
          </table:table-cell>
          <table:table-cell office:value-type="float" office:value="0.002599">
            <text:p>0.002599</text:p>
          </table:table-cell>
        </table:table-row>
        <table:table-row table:style-name="ro2">
          <table:table-cell table:style-name="Default" table:number-columns-repeated="9"/>
        </table:table-row>
        <table:table-row table:style-name="ro3">
          <table:table-cell office:value-type="string">
            <text:p>Ada 1.</text:p>
          </table:table-cell>
          <table:table-cell table:style-name="ce5" office:value-type="string" table:number-columns-spanned="8" table:number-rows-spanned="1">
            <text:p>The performance boost doesn't kick in until the array gets large (I.e &gt; 1,000,000).</text:p>
          </table:table-cell>
          <table:covered-table-cell table:number-columns-repeated="7" table:style-name="ce7"/>
        </table:table-row>
        <table:table-row table:style-name="ro3">
          <table:table-cell office:value-type="string">
            <text:p>Ada 2.</text:p>
          </table:table-cell>
          <table:table-cell table:style-name="ce5" office:value-type="string" table:number-columns-spanned="8" table:number-rows-spanned="1">
            <text:p>The times slowly improve but the payback doesn't occur until the array gets really large.</text:p>
          </table:table-cell>
          <table:covered-table-cell table:number-columns-repeated="7" table:style-name="ce7"/>
        </table:table-row>
        <table:table-row table:style-name="ro5">
          <table:table-cell office:value-type="string">
            <text:p>Ada 3.</text:p>
          </table:table-cell>
          <table:table-cell table:style-name="ce5" office:value-type="string" table:number-columns-spanned="8" table:number-rows-spanned="1">
            <text:p>At the largest size the times are relatively similar, however C++ still is the best of the 3 languages. <text:s/>I think this is because C++'s reduction is O(log2 T) and Ada's is O(T). <text:s/>The overall variation in Ada is smaller as well, which is probably due to the same thing.</text:p>
          </table:table-cell>
          <table:covered-table-cell table:number-columns-repeated="7" table:style-name="ce7"/>
        </table:table-row>
      </table:table>
      <table:table table:name="Ruby" table:style-name="ta1">
        <table:shapes>
          <draw:frame draw:z-index="0" draw:style-name="gr1" svg:width="12.6724in" svg:height="3.9429in" svg:x="0.2055in" svg:y="2.6043in">
            <draw:object draw:notify-on-update-of-ranges="Ruby.B4:Ruby.B7 Ruby.D3:Ruby.D3 Ruby.D4:Ruby.D7 Ruby.E3:Ruby.E3 Ruby.E4:Ruby.E7 Ruby.F3:Ruby.F3 Ruby.F4:Ruby.F7 Ruby.G3:Ruby.G3 Ruby.G4:Ruby.G7 Ruby.H3:Ruby.H3 Ruby.H4:Ruby.H7 Ruby.I3:Ruby.I3 Ruby.I4:Ruby.I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7" table:number-columns-repeated="6" table:default-cell-style-name="ce8"/>
        <table:table-row table:style-name="ro2" table:number-rows-repeated="2">
          <table:table-cell table:style-name="Default" table:number-columns-repeated="9"/>
        </table:table-row>
        <table:table-row table:style-name="ro1">
          <table:table-cell table:style-name="ce2" office:value-type="string">
            <text:p>Input File</text:p>
          </table:table-cell>
          <table:table-cell table:style-name="ce2" office:value-type="string">
            <text:p>Array Size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Ruby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office:value-type="string">
            <text:p>1000numbers.txt</text:p>
          </table:table-cell>
          <table:table-cell office:value-type="float" office:value="1000">
            <text:p>1000</text:p>
          </table:table-cell>
          <table:table-cell office:value-type="float" office:value="523028">
            <text:p>523028</text:p>
          </table:table-cell>
          <table:table-cell office:value-type="float" office:value="0.00012289">
            <text:p>0.000122890</text:p>
          </table:table-cell>
          <table:table-cell office:value-type="float" office:value="0.00014554">
            <text:p>0.000145540</text:p>
          </table:table-cell>
          <table:table-cell office:value-type="float" office:value="0.000244833">
            <text:p>0.000244833</text:p>
          </table:table-cell>
          <table:table-cell office:value-type="float" office:value="0.000834775">
            <text:p>0.000834775</text:p>
          </table:table-cell>
          <table:table-cell office:value-type="float" office:value="0.001630044">
            <text:p>0.001630044</text:p>
          </table:table-cell>
          <table:table-cell office:value-type="float" office:value="0.002147669">
            <text:p>0.002147669</text:p>
          </table:table-cell>
        </table:table-row>
        <table:table-row table:style-name="ro1">
          <table:table-cell office:value-type="string">
            <text:p>10000numbers.txt</text:p>
          </table:table-cell>
          <table:table-cell office:value-type="float" office:value="10000">
            <text:p>10000</text:p>
          </table:table-cell>
          <table:table-cell office:value-type="float" office:value="5066337">
            <text:p>5066337</text:p>
          </table:table-cell>
          <table:table-cell office:value-type="float" office:value="0.000460086">
            <text:p>0.000460086</text:p>
          </table:table-cell>
          <table:table-cell office:value-type="float" office:value="0.001319937">
            <text:p>0.001319937</text:p>
          </table:table-cell>
          <table:table-cell office:value-type="float" office:value="0.00111092">
            <text:p>0.001110920</text:p>
          </table:table-cell>
          <table:table-cell office:value-type="float" office:value="0.001503996">
            <text:p>0.001503996</text:p>
          </table:table-cell>
          <table:table-cell office:value-type="float" office:value="0.003821248">
            <text:p>0.003821248</text:p>
          </table:table-cell>
          <table:table-cell office:value-type="float" office:value="0.003792402">
            <text:p>0.003792402</text:p>
          </table:table-cell>
        </table:table-row>
        <table:table-row table:style-name="ro1">
          <table:table-cell office:value-type="string">
            <text:p>100000numbers.txt</text:p>
          </table:table-cell>
          <table:table-cell office:value-type="float" office:value="100000">
            <text:p>100000</text:p>
          </table:table-cell>
          <table:table-cell office:value-type="float" office:value="50074388">
            <text:p>50074388</text:p>
          </table:table-cell>
          <table:table-cell office:value-type="float" office:value="0.004678797">
            <text:p>0.004678797</text:p>
          </table:table-cell>
          <table:table-cell office:value-type="float" office:value="0.005321738">
            <text:p>0.005321738</text:p>
          </table:table-cell>
          <table:table-cell office:value-type="float" office:value="0.009272164">
            <text:p>0.009272164</text:p>
          </table:table-cell>
          <table:table-cell office:value-type="float" office:value="0.011676815">
            <text:p>0.011676815</text:p>
          </table:table-cell>
          <table:table-cell office:value-type="float" office:value="0.012678177">
            <text:p>0.012678177</text:p>
          </table:table-cell>
          <table:table-cell office:value-type="float" office:value="0.016228954">
            <text:p>0.016228954</text:p>
          </table:table-cell>
        </table:table-row>
        <table:table-row table:style-name="ro1">
          <table:table-cell office:value-type="string">
            <text:p>1000000numbers.txt</text:p>
          </table:table-cell>
          <table:table-cell office:value-type="float" office:value="1000000">
            <text:p>1000000</text:p>
          </table:table-cell>
          <table:table-cell office:value-type="float" office:value="500869305">
            <text:p>500869305</text:p>
          </table:table-cell>
          <table:table-cell office:value-type="float" office:value="0.044951543">
            <text:p>0.044951543</text:p>
          </table:table-cell>
          <table:table-cell office:value-type="float" office:value="0.053535967">
            <text:p>0.053535967</text:p>
          </table:table-cell>
          <table:table-cell office:value-type="float" office:value="0.063300693">
            <text:p>0.063300693</text:p>
          </table:table-cell>
          <table:table-cell office:value-type="float" office:value="0.100081864">
            <text:p>0.100081864</text:p>
          </table:table-cell>
          <table:table-cell office:value-type="float" office:value="0.141031882">
            <text:p>0.141031882</text:p>
          </table:table-cell>
          <table:table-cell office:value-type="float" office:value="0.146192932">
            <text:p>0.146192932</text:p>
          </table:table-cell>
        </table:table-row>
        <table:table-row table:style-name="ro2">
          <table:table-cell table:style-name="Default" table:number-columns-repeated="3"/>
          <table:table-cell table:style-name="ce11" table:number-columns-repeated="6"/>
        </table:table-row>
        <table:table-row table:style-name="ro4">
          <table:table-cell table:style-name="ce4" office:value-type="string">
            <text:p>Ruby 1.</text:p>
          </table:table-cell>
          <table:table-cell table:style-name="ce5" office:value-type="string" table:number-columns-spanned="8" table:number-rows-spanned="1">
            <text:p>Using a single thread is slightly slower, probably due to setting up a single thread and then summing instead of just summing.</text:p>
          </table:table-cell>
          <table:covered-table-cell table:number-columns-repeated="3" table:style-name="ce6"/>
          <table:covered-table-cell table:number-columns-repeated="4" table:style-name="ce9"/>
        </table:table-row>
        <table:table-row table:style-name="ro3">
          <table:table-cell table:style-name="ce4" office:value-type="string">
            <text:p>Ruby 2.</text:p>
          </table:table-cell>
          <table:table-cell table:style-name="ce5" office:value-type="string" table:number-columns-spanned="8" table:number-rows-spanned="1">
            <text:p>The time increases for as the number of threads increase. <text:s/>It is better to run without threading.</text:p>
          </table:table-cell>
          <table:covered-table-cell table:number-columns-repeated="7" table:style-name="ce7"/>
        </table:table-row>
        <table:table-row table:style-name="ro3">
          <table:table-cell table:style-name="ce4" office:value-type="string">
            <text:p>Ruby 3.</text:p>
          </table:table-cell>
          <table:table-cell table:style-name="ce5" office:value-type="string" table:number-columns-spanned="8" table:number-rows-spanned="1">
            <text:p>the times are slower across the board, with the base times being most similar.</text:p>
          </table:table-cell>
          <table:covered-table-cell table:number-columns-repeated="7" table:style-name="ce7"/>
        </table:table-row>
        <table:table-row table:style-name="ro4">
          <table:table-cell office:value-type="string">
            <text:p>Ruby 4.</text:p>
          </table:table-cell>
          <table:table-cell table:style-name="ce5" office:value-type="string" table:number-columns-spanned="8" table:number-rows-spanned="1">
            <text:p>Multi-threading in this version of Ruby is “spoofed” because of the time it takes to setup the threads so no performance is actually gained.</text:p>
          </table:table-cell>
          <table:covered-table-cell table:number-columns-repeated="7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10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Blum</meta:initial-creator>
    <meta:creation-date>2014-04-29T21:23:50</meta:creation-date>
    <meta:generator>LibreOffice/3.5$Linux_X86_64 LibreOffice_project/350m1$Build-2</meta:generator>
    <dc:date>2014-05-01T11:49:44</dc:date>
    <meta:editing-duration>PT3H23M30S</meta:editing-duration>
    <meta:editing-cycles>44</meta:editing-cycles>
    <meta:document-statistic meta:table-count="3" meta:cell-count="1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0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103cm" svg:height="10.016cm" xlink:href=".." xlink:type="simple" chart:class="chart:bar" chart:style-name="ch1">
        <chart:title svg:x="11.618cm" svg:y="0.336cm" chart:style-name="ch2">
          <text:p>Time to Sum an Array of size N in C++</text:p>
        </chart:title>
        <chart:legend chart:legend-position="end" svg:x="29.687cm" svg:y="3.464cm" style:legend-expansion="high" chart:style-name="ch3"/>
        <chart:plot-area chart:style-name="ch4" table:cell-range-address="'C++'.B8:'C++'.B11 'C++'.D7:'C++'.I11" chart:data-source-has-labels="both" svg:x="1.633cm" svg:y="1.715cm" svg:width="26.81cm" svg:height="7.12cm">
          <chartooo:coordinate-region svg:x="3.18cm" svg:y="1.715cm" svg:width="24.746cm" svg:height="6.473cm"/>
          <chart:axis chart:dimension="x" chart:name="primary-x" chart:style-name="ch5" chartooo:axis-type="auto">
            <chartooo:date-scale/>
            <chart:title svg:x="0.451cm" svg:y="6.073cm" chart:style-name="ch6">
              <text:p>Array Size</text:p>
            </chart:title>
            <chart:categories table:cell-range-address="'C++'.B8:'C++'.B11"/>
          </chart:axis>
          <chart:axis chart:dimension="y" chart:name="primary-y" chart:style-name="ch7">
            <chart:title svg:x="14.346cm" svg:y="9.035cm" chart:style-name="ch8">
              <text:p>Seconds</text:p>
            </chart:title>
            <chart:grid chart:style-name="ch9" chart:class="major"/>
          </chart:axis>
          <chart:series chart:style-name="ch10" chart:values-cell-range-address="'C++'.D8:'C++'.D11" chart:label-cell-address="'C++'.D7:'C++'.D7" chart:class="chart:bar">
            <chart:data-point chart:repeated="4"/>
          </chart:series>
          <chart:series chart:style-name="ch11" chart:values-cell-range-address="'C++'.E8:'C++'.E11" chart:label-cell-address="'C++'.E7:'C++'.E7" chart:class="chart:bar">
            <chart:data-point chart:repeated="4"/>
          </chart:series>
          <chart:series chart:style-name="ch12" chart:values-cell-range-address="'C++'.F8:'C++'.F11" chart:label-cell-address="'C++'.F7:'C++'.F7" chart:class="chart:bar">
            <chart:data-point chart:repeated="4"/>
          </chart:series>
          <chart:series chart:style-name="ch13" chart:values-cell-range-address="'C++'.G8:'C++'.G11" chart:label-cell-address="'C++'.G7:'C++'.G7" chart:class="chart:bar">
            <chart:data-point chart:repeated="4"/>
          </chart:series>
          <chart:series chart:style-name="ch14" chart:values-cell-range-address="'C++'.H8:'C++'.H11" chart:label-cell-address="'C++'.H7:'C++'.H7" chart:class="chart:bar">
            <chart:data-point chart:repeated="4"/>
          </chart:series>
          <chart:series chart:style-name="ch15" chart:values-cell-range-address="'C++'.I8:'C++'.I11" chart:label-cell-address="'C++'.I7:'C++'.I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C++'.D7:'C++'.D7</svg:desc>
                </draw:g>
              </table:table-cell>
              <table:table-cell office:value-type="string">
                <text:p>1</text:p>
                <draw:g>
                  <svg:desc>'C++'.E7:'C++'.E7</svg:desc>
                </draw:g>
              </table:table-cell>
              <table:table-cell office:value-type="string">
                <text:p>2</text:p>
                <draw:g>
                  <svg:desc>'C++'.F7:'C++'.F7</svg:desc>
                </draw:g>
              </table:table-cell>
              <table:table-cell office:value-type="string">
                <text:p>4</text:p>
                <draw:g>
                  <svg:desc>'C++'.G7:'C++'.G7</svg:desc>
                </draw:g>
              </table:table-cell>
              <table:table-cell office:value-type="string">
                <text:p>8</text:p>
                <draw:g>
                  <svg:desc>'C++'.H7:'C++'.H7</svg:desc>
                </draw:g>
              </table:table-cell>
              <table:table-cell office:value-type="string">
                <text:p>9</text:p>
                <draw:g>
                  <svg:desc>'C++'.I7:'C++'.I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C++'.B8:'C++'.B11</svg:desc>
                </draw:g>
              </table:table-cell>
              <table:table-cell office:value-type="float" office:value="0.000012029">
                <text:p>0.000012029</text:p>
                <draw:g>
                  <svg:desc>'C++'.D8:'C++'.D11</svg:desc>
                </draw:g>
              </table:table-cell>
              <table:table-cell office:value-type="float" office:value="0.000026309">
                <text:p>0.000026309</text:p>
                <draw:g>
                  <svg:desc>'C++'.E8:'C++'.E11</svg:desc>
                </draw:g>
              </table:table-cell>
              <table:table-cell office:value-type="float" office:value="0.00010165">
                <text:p>0.00010165</text:p>
                <draw:g>
                  <svg:desc>'C++'.F8:'C++'.F11</svg:desc>
                </draw:g>
              </table:table-cell>
              <table:table-cell office:value-type="float" office:value="0.000125598">
                <text:p>0.000125598</text:p>
                <draw:g>
                  <svg:desc>'C++'.G8:'C++'.G11</svg:desc>
                </draw:g>
              </table:table-cell>
              <table:table-cell office:value-type="float" office:value="0.000198132">
                <text:p>0.000198132</text:p>
                <draw:g>
                  <svg:desc>'C++'.H8:'C++'.H11</svg:desc>
                </draw:g>
              </table:table-cell>
              <table:table-cell office:value-type="float" office:value="0.000271634">
                <text:p>0.000271634</text:p>
                <draw:g>
                  <svg:desc>'C++'.I8:'C++'.I11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117107">
                <text:p>0.000117107</text:p>
              </table:table-cell>
              <table:table-cell office:value-type="float" office:value="0.000094038">
                <text:p>0.000094038</text:p>
              </table:table-cell>
              <table:table-cell office:value-type="float" office:value="0.000135241">
                <text:p>0.000135241</text:p>
              </table:table-cell>
              <table:table-cell office:value-type="float" office:value="0.000150368">
                <text:p>0.000150368</text:p>
              </table:table-cell>
              <table:table-cell office:value-type="float" office:value="0.000224821">
                <text:p>0.000224821</text:p>
              </table:table-cell>
              <table:table-cell office:value-type="float" office:value="0.000282232">
                <text:p>0.00028223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1171144">
                <text:p>0.001171144</text:p>
              </table:table-cell>
              <table:table-cell office:value-type="float" office:value="0.000347749">
                <text:p>0.000347749</text:p>
              </table:table-cell>
              <table:table-cell office:value-type="float" office:value="0.00021467">
                <text:p>0.00021467</text:p>
              </table:table-cell>
              <table:table-cell office:value-type="float" office:value="0.000318852">
                <text:p>0.000318852</text:p>
              </table:table-cell>
              <table:table-cell office:value-type="float" office:value="0.000346995">
                <text:p>0.000346995</text:p>
              </table:table-cell>
              <table:table-cell office:value-type="float" office:value="0.000520366">
                <text:p>0.00052036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4855118">
                <text:p>0.004855118</text:p>
              </table:table-cell>
              <table:table-cell office:value-type="float" office:value="0.003082026">
                <text:p>0.003082026</text:p>
              </table:table-cell>
              <table:table-cell office:value-type="float" office:value="0.001614585">
                <text:p>0.001614585</text:p>
              </table:table-cell>
              <table:table-cell office:value-type="float" office:value="0.00090442">
                <text:p>0.00090442</text:p>
              </table:table-cell>
              <table:table-cell office:value-type="float" office:value="0.000854832">
                <text:p>0.000854832</text:p>
              </table:table-cell>
              <table:table-cell office:value-type="float" office:value="0.002489758">
                <text:p>0.002489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24">
      <style:chart-properties chart:display-label="true" chart:logarithmic="false" chart:interval-major="0.02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4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4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4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24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24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24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189cm" svg:height="10.016cm" xlink:href=".." xlink:type="simple" chart:class="chart:bar" chart:style-name="ch1">
        <chart:title svg:x="12.068cm" svg:y="0.336cm" chart:style-name="ch2">
          <text:p>Time to Sum an Array of size N in Ruby</text:p>
        </chart:title>
        <chart:legend chart:legend-position="end" svg:x="30.64cm" svg:y="3.464cm" style:legend-expansion="high" chart:style-name="ch3"/>
        <chart:plot-area chart:style-name="ch4" table:cell-range-address="Ruby.B4:Ruby.B7 Ruby.D3:Ruby.I7" chart:data-source-has-labels="both" svg:x="1.654cm" svg:y="1.715cm" svg:width="27.7cm" svg:height="7.12cm">
          <chartooo:coordinate-region svg:x="3.201cm" svg:y="1.715cm" svg:width="25.45cm" svg:height="6.473cm"/>
          <chart:axis chart:dimension="x" chart:name="primary-x" chart:style-name="ch5" chartooo:axis-type="auto">
            <chartooo:date-scale/>
            <chart:title svg:x="0.451cm" svg:y="6.073cm" chart:style-name="ch6">
              <text:p>Array Size</text:p>
            </chart:title>
            <chart:categories table:cell-range-address="Ruby.B4:Ruby.B7"/>
          </chart:axis>
          <chart:axis chart:dimension="y" chart:name="primary-y" chart:style-name="ch7">
            <chart:title svg:x="14.812cm" svg:y="9.035cm" chart:style-name="ch8">
              <text:p>Seconds</text:p>
            </chart:title>
            <chart:grid chart:style-name="ch9" chart:class="major"/>
          </chart:axis>
          <chart:series chart:style-name="ch10" chart:values-cell-range-address="Ruby.D4:Ruby.D7" chart:label-cell-address="Ruby.D3:Ruby.D3" chart:class="chart:bar">
            <chart:data-point chart:repeated="4"/>
          </chart:series>
          <chart:series chart:style-name="ch11" chart:values-cell-range-address="Ruby.E4:Ruby.E7" chart:label-cell-address="Ruby.E3:Ruby.E3" chart:class="chart:bar">
            <chart:data-point chart:repeated="4"/>
          </chart:series>
          <chart:series chart:style-name="ch12" chart:values-cell-range-address="Ruby.F4:Ruby.F7" chart:label-cell-address="Ruby.F3:Ruby.F3" chart:class="chart:bar">
            <chart:data-point chart:repeated="4"/>
          </chart:series>
          <chart:series chart:style-name="ch13" chart:values-cell-range-address="Ruby.G4:Ruby.G7" chart:label-cell-address="Ruby.G3:Ruby.G3" chart:class="chart:bar">
            <chart:data-point chart:repeated="4"/>
          </chart:series>
          <chart:series chart:style-name="ch14" chart:values-cell-range-address="Ruby.H4:Ruby.H7" chart:label-cell-address="Ruby.H3:Ruby.H3" chart:class="chart:bar">
            <chart:data-point chart:repeated="4"/>
          </chart:series>
          <chart:series chart:style-name="ch15" chart:values-cell-range-address="Ruby.I4:Ruby.I7" chart:label-cell-address="Ruby.I3:Ruby.I3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by</text:p>
                <draw:g>
                  <svg:desc>Ruby.D3:Ruby.D3</svg:desc>
                </draw:g>
              </table:table-cell>
              <table:table-cell office:value-type="string">
                <text:p>1</text:p>
                <draw:g>
                  <svg:desc>Ruby.E3:Ruby.E3</svg:desc>
                </draw:g>
              </table:table-cell>
              <table:table-cell office:value-type="string">
                <text:p>2</text:p>
                <draw:g>
                  <svg:desc>Ruby.F3:Ruby.F3</svg:desc>
                </draw:g>
              </table:table-cell>
              <table:table-cell office:value-type="string">
                <text:p>4</text:p>
                <draw:g>
                  <svg:desc>Ruby.G3:Ruby.G3</svg:desc>
                </draw:g>
              </table:table-cell>
              <table:table-cell office:value-type="string">
                <text:p>8</text:p>
                <draw:g>
                  <svg:desc>Ruby.H3:Ruby.H3</svg:desc>
                </draw:g>
              </table:table-cell>
              <table:table-cell office:value-type="string">
                <text:p>9</text:p>
                <draw:g>
                  <svg:desc>Ruby.I3:Ruby.I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Ruby.B4:Ruby.B7</svg:desc>
                </draw:g>
              </table:table-cell>
              <table:table-cell office:value-type="float" office:value="0.00012289">
                <text:p>0.00012289</text:p>
                <draw:g>
                  <svg:desc>Ruby.D4:Ruby.D7</svg:desc>
                </draw:g>
              </table:table-cell>
              <table:table-cell office:value-type="float" office:value="0.00014554">
                <text:p>0.00014554</text:p>
                <draw:g>
                  <svg:desc>Ruby.E4:Ruby.E7</svg:desc>
                </draw:g>
              </table:table-cell>
              <table:table-cell office:value-type="float" office:value="0.000244833">
                <text:p>0.000244833</text:p>
                <draw:g>
                  <svg:desc>Ruby.F4:Ruby.F7</svg:desc>
                </draw:g>
              </table:table-cell>
              <table:table-cell office:value-type="float" office:value="0.000834775">
                <text:p>0.000834775</text:p>
                <draw:g>
                  <svg:desc>Ruby.G4:Ruby.G7</svg:desc>
                </draw:g>
              </table:table-cell>
              <table:table-cell office:value-type="float" office:value="0.001630044">
                <text:p>0.001630044</text:p>
                <draw:g>
                  <svg:desc>Ruby.H4:Ruby.H7</svg:desc>
                </draw:g>
              </table:table-cell>
              <table:table-cell office:value-type="float" office:value="0.002147669">
                <text:p>0.002147669</text:p>
                <draw:g>
                  <svg:desc>Ruby.I4:Ruby.I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460086">
                <text:p>0.000460086</text:p>
              </table:table-cell>
              <table:table-cell office:value-type="float" office:value="0.001319937">
                <text:p>0.001319937</text:p>
              </table:table-cell>
              <table:table-cell office:value-type="float" office:value="0.00111092">
                <text:p>0.00111092</text:p>
              </table:table-cell>
              <table:table-cell office:value-type="float" office:value="0.001503996">
                <text:p>0.001503996</text:p>
              </table:table-cell>
              <table:table-cell office:value-type="float" office:value="0.003821248">
                <text:p>0.003821248</text:p>
              </table:table-cell>
              <table:table-cell office:value-type="float" office:value="0.003792402">
                <text:p>0.00379240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4678797">
                <text:p>0.004678797</text:p>
              </table:table-cell>
              <table:table-cell office:value-type="float" office:value="0.005321738">
                <text:p>0.005321738</text:p>
              </table:table-cell>
              <table:table-cell office:value-type="float" office:value="0.009272164">
                <text:p>0.009272164</text:p>
              </table:table-cell>
              <table:table-cell office:value-type="float" office:value="0.011676815">
                <text:p>0.011676815</text:p>
              </table:table-cell>
              <table:table-cell office:value-type="float" office:value="0.012678177">
                <text:p>0.012678177</text:p>
              </table:table-cell>
              <table:table-cell office:value-type="float" office:value="0.016228954">
                <text:p>0.01622895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44951543">
                <text:p>0.044951543</text:p>
              </table:table-cell>
              <table:table-cell office:value-type="float" office:value="0.053535967">
                <text:p>0.053535967</text:p>
              </table:table-cell>
              <table:table-cell office:value-type="float" office:value="0.063300693">
                <text:p>0.063300693</text:p>
              </table:table-cell>
              <table:table-cell office:value-type="float" office:value="0.100081864">
                <text:p>0.100081864</text:p>
              </table:table-cell>
              <table:table-cell office:value-type="float" office:value="0.141031882">
                <text:p>0.141031882</text:p>
              </table:table-cell>
              <table:table-cell office:value-type="float" office:value="0.146192932">
                <text:p>0.1461929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24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4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4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4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24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24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24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822cm" svg:height="10.016cm" xlink:href=".." xlink:type="simple" chart:class="chart:bar" chart:style-name="ch1">
        <chart:title svg:x="11.518cm" svg:y="0.336cm" chart:style-name="ch2">
          <text:p>Time to Sum an Array of size N in Ada</text:p>
        </chart:title>
        <chart:legend chart:legend-position="end" svg:x="29.458cm" svg:y="3.464cm" style:legend-expansion="high" chart:style-name="ch3"/>
        <chart:plot-area chart:style-name="ch4" table:cell-range-address="Ada.B4:Ada.B7 Ada.D3:Ada.I7" chart:data-source-has-labels="both" svg:x="1.627cm" svg:y="1.715cm" svg:width="26.599cm" svg:height="7.12cm">
          <chartooo:coordinate-region svg:x="3.174cm" svg:y="1.715cm" svg:width="24.349cm" svg:height="6.473cm"/>
          <chart:axis chart:dimension="x" chart:name="primary-x" chart:style-name="ch5" chartooo:axis-type="auto">
            <chartooo:date-scale/>
            <chart:title svg:x="0.451cm" svg:y="6.073cm" chart:style-name="ch6">
              <text:p>Array Size</text:p>
            </chart:title>
            <chart:categories table:cell-range-address="Ada.B4:Ada.B7"/>
          </chart:axis>
          <chart:axis chart:dimension="y" chart:name="primary-y" chart:style-name="ch7">
            <chart:title svg:x="14.234cm" svg:y="9.035cm" chart:style-name="ch8">
              <text:p>Seconds</text:p>
            </chart:title>
            <chart:grid chart:style-name="ch9" chart:class="major"/>
          </chart:axis>
          <chart:series chart:style-name="ch10" chart:values-cell-range-address="Ada.D4:Ada.D7" chart:label-cell-address="Ada.D3:Ada.D3" chart:class="chart:bar">
            <chart:data-point chart:repeated="4"/>
          </chart:series>
          <chart:series chart:style-name="ch11" chart:values-cell-range-address="Ada.E4:Ada.E7" chart:label-cell-address="Ada.E3:Ada.E3" chart:class="chart:bar">
            <chart:data-point chart:repeated="4"/>
          </chart:series>
          <chart:series chart:style-name="ch12" chart:values-cell-range-address="Ada.F4:Ada.F7" chart:label-cell-address="Ada.F3:Ada.F3" chart:class="chart:bar">
            <chart:data-point chart:repeated="4"/>
          </chart:series>
          <chart:series chart:style-name="ch13" chart:values-cell-range-address="Ada.G4:Ada.G7" chart:label-cell-address="Ada.G3:Ada.G3" chart:class="chart:bar">
            <chart:data-point chart:repeated="4"/>
          </chart:series>
          <chart:series chart:style-name="ch14" chart:values-cell-range-address="Ada.H4:Ada.H7" chart:label-cell-address="Ada.H3:Ada.H3" chart:class="chart:bar">
            <chart:data-point chart:repeated="4"/>
          </chart:series>
          <chart:series chart:style-name="ch15" chart:values-cell-range-address="Ada.I4:Ada.I7" chart:label-cell-address="Ada.I3:Ada.I3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a</text:p>
                <draw:g>
                  <svg:desc>Ada.D3:Ada.D3</svg:desc>
                </draw:g>
              </table:table-cell>
              <table:table-cell office:value-type="string">
                <text:p>1</text:p>
                <draw:g>
                  <svg:desc>Ada.E3:Ada.E3</svg:desc>
                </draw:g>
              </table:table-cell>
              <table:table-cell office:value-type="string">
                <text:p>2</text:p>
                <draw:g>
                  <svg:desc>Ada.F3:Ada.F3</svg:desc>
                </draw:g>
              </table:table-cell>
              <table:table-cell office:value-type="string">
                <text:p>4</text:p>
                <draw:g>
                  <svg:desc>Ada.G3:Ada.G3</svg:desc>
                </draw:g>
              </table:table-cell>
              <table:table-cell office:value-type="string">
                <text:p>8</text:p>
                <draw:g>
                  <svg:desc>Ada.H3:Ada.H3</svg:desc>
                </draw:g>
              </table:table-cell>
              <table:table-cell office:value-type="string">
                <text:p>9</text:p>
                <draw:g>
                  <svg:desc>Ada.I3:Ada.I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Ada.B4:Ada.B7</svg:desc>
                </draw:g>
              </table:table-cell>
              <table:table-cell office:value-type="float" office:value="0.000007">
                <text:p>0.000007</text:p>
                <draw:g>
                  <svg:desc>Ada.D4:Ada.D7</svg:desc>
                </draw:g>
              </table:table-cell>
              <table:table-cell office:value-type="float" office:value="0.000021">
                <text:p>0.000021</text:p>
                <draw:g>
                  <svg:desc>Ada.E4:Ada.E7</svg:desc>
                </draw:g>
              </table:table-cell>
              <table:table-cell office:value-type="float" office:value="0.000378">
                <text:p>0.000378</text:p>
                <draw:g>
                  <svg:desc>Ada.F4:Ada.F7</svg:desc>
                </draw:g>
              </table:table-cell>
              <table:table-cell office:value-type="float" office:value="0.000699">
                <text:p>0.000699</text:p>
                <draw:g>
                  <svg:desc>Ada.G4:Ada.G7</svg:desc>
                </draw:g>
              </table:table-cell>
              <table:table-cell office:value-type="float" office:value="0.00138">
                <text:p>0.00138</text:p>
                <draw:g>
                  <svg:desc>Ada.H4:Ada.H7</svg:desc>
                </draw:g>
              </table:table-cell>
              <table:table-cell office:value-type="float" office:value="0.001589">
                <text:p>0.001589</text:p>
                <draw:g>
                  <svg:desc>Ada.I4:Ada.I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412">
                <text:p>0.000412</text:p>
              </table:table-cell>
              <table:table-cell office:value-type="float" office:value="0.000782">
                <text:p>0.000782</text:p>
              </table:table-cell>
              <table:table-cell office:value-type="float" office:value="0.001508">
                <text:p>0.001508</text:p>
              </table:table-cell>
              <table:table-cell office:value-type="float" office:value="0.001637">
                <text:p>0.00163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305">
                <text:p>0.000305</text:p>
              </table:table-cell>
              <table:table-cell office:value-type="float" office:value="0.000252">
                <text:p>0.000252</text:p>
              </table:table-cell>
              <table:table-cell office:value-type="float" office:value="0.000456">
                <text:p>0.000456</text:p>
              </table:table-cell>
              <table:table-cell office:value-type="float" office:value="0.000586">
                <text:p>0.000586</text:p>
              </table:table-cell>
              <table:table-cell office:value-type="float" office:value="0.000873">
                <text:p>0.000873</text:p>
              </table:table-cell>
              <table:table-cell office:value-type="float" office:value="0.000893">
                <text:p>0.00089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2669">
                <text:p>0.002669</text:p>
              </table:table-cell>
              <table:table-cell office:value-type="float" office:value="0.002494">
                <text:p>0.002494</text:p>
              </table:table-cell>
              <table:table-cell office:value-type="float" office:value="0.001651">
                <text:p>0.001651</text:p>
              </table:table-cell>
              <table:table-cell office:value-type="float" office:value="0.001517">
                <text:p>0.001517</text:p>
              </table:table-cell>
              <table:table-cell office:value-type="float" office:value="0.001918">
                <text:p>0.001918</text:p>
              </table:table-cell>
              <table:table-cell office:value-type="float" office:value="0.002599">
                <text:p>0.0025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